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818e3" officeooo:paragraph-rsid="001818e3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818e3" officeooo:paragraph-rsid="001a128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paragraph-rsid="001818e3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a1285" officeooo:paragraph-rsid="001b6085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a1285" officeooo:paragraph-rsid="001ef441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cfb10" officeooo:paragraph-rsid="001d8007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d8007" officeooo:paragraph-rsid="001e1a50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e1a50" officeooo:paragraph-rsid="001e1a50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e1a50" officeooo:paragraph-rsid="001ef441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a1285" officeooo:paragraph-rsid="001ef441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officeooo:paragraph-rsid="0022cb49"/>
    </style:style>
    <style:style style:name="P12" style:family="paragraph" style:parent-style-name="Standard">
      <style:paragraph-properties fo:text-align="start" style:justify-single-word="false"/>
      <style:text-properties officeooo:paragraph-rsid="00231348"/>
    </style:style>
    <style:style style:name="P13" style:family="paragraph" style:parent-style-name="Standard">
      <style:paragraph-properties fo:text-align="start" style:justify-single-word="false"/>
      <style:text-properties officeooo:paragraph-rsid="0024e5cb"/>
    </style:style>
    <style:style style:name="P14" style:family="paragraph" style:parent-style-name="Standard">
      <style:paragraph-properties fo:text-align="start" style:justify-single-word="false"/>
      <style:text-properties officeooo:paragraph-rsid="00268a14"/>
    </style:style>
    <style:style style:name="P15" style:family="paragraph" style:parent-style-name="Standard">
      <style:paragraph-properties fo:text-align="start" style:justify-single-word="false"/>
      <style:text-properties officeooo:paragraph-rsid="00288c08"/>
    </style:style>
    <style:style style:name="P16" style:family="paragraph" style:parent-style-name="Standard">
      <style:paragraph-properties fo:text-align="start" style:justify-single-word="false"/>
      <style:text-properties officeooo:paragraph-rsid="00297591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paragraph-rsid="00231348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paragraph-rsid="0024e5cb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none" officeooo:paragraph-rsid="0022cb49" style:font-size-asian="15pt" style:font-size-complex="15pt"/>
    </style:style>
    <style:style style:name="T1" style:family="text">
      <style:text-properties officeooo:rsid="001818e3"/>
    </style:style>
    <style:style style:name="T2" style:family="text">
      <style:text-properties officeooo:rsid="001d8007"/>
    </style:style>
    <style:style style:name="T3" style:family="text">
      <style:text-properties officeooo:rsid="0022cb49"/>
    </style:style>
    <style:style style:name="T4" style:family="text">
      <style:text-properties fo:font-size="16pt" officeooo:rsid="001818e3" style:font-size-asian="16pt" style:font-size-complex="16pt"/>
    </style:style>
    <style:style style:name="T5" style:family="text">
      <style:text-properties fo:font-size="16pt" officeooo:rsid="001cfb10" style:font-size-asian="16pt" style:font-size-complex="16pt"/>
    </style:style>
    <style:style style:name="T6" style:family="text">
      <style:text-properties fo:font-size="16pt" officeooo:rsid="001d8007" style:font-size-asian="16pt" style:font-size-complex="16pt"/>
    </style:style>
    <style:style style:name="T7" style:family="text">
      <style:text-properties fo:font-size="16pt" officeooo:rsid="001e1a50" style:font-size-asian="16pt" style:font-size-complex="16pt"/>
    </style:style>
    <style:style style:name="T8" style:family="text">
      <style:text-properties fo:font-variant="normal" fo:text-transform="none" fo:color="#770088" style:font-name="monospace" fo:font-size="5pt" fo:letter-spacing="normal" fo:font-style="normal" fo:font-weight="normal"/>
    </style:style>
    <style:style style:name="T9" style:family="text">
      <style:text-properties fo:font-variant="normal" fo:text-transform="none" fo:color="#770088" style:font-name="monospace" fo:font-size="15pt" fo:letter-spacing="normal" fo:font-style="normal" fo:font-weight="normal" style:font-size-asian="15pt" style:font-size-complex="15pt"/>
    </style:style>
    <style:style style:name="T10" style:family="text">
      <style:text-properties fo:font-variant="normal" fo:text-transform="none" fo:color="#770088" style:font-name="monospace" fo:font-size="15pt" fo:letter-spacing="normal" fo:font-style="normal" style:text-underline-style="none" fo:font-weight="normal" style:font-size-asian="15pt" style:font-size-complex="15pt"/>
    </style:style>
    <style:style style:name="T11" style:family="text">
      <style:text-properties fo:font-variant="normal" fo:text-transform="none" fo:color="#770088" style:font-name="monospace" fo:letter-spacing="normal" fo:font-style="normal" fo:font-weight="normal"/>
    </style:style>
    <style:style style:name="T12" style:family="text">
      <style:text-properties fo:font-variant="normal" fo:text-transform="none" fo:color="#235a81" style:font-name="monospace" fo:font-size="15pt" fo:letter-spacing="normal" fo:font-style="normal" style:text-underline-style="none" fo:font-weight="normal" style:font-size-asian="15pt" style:font-size-complex="15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13" style:family="text">
      <style:text-properties fo:font-variant="normal" fo:text-transform="none" fo:color="#235a81" style:text-line-through-style="none" style:text-line-through-type="none" style:font-name="monospace" fo:font-size="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4" style:family="text">
      <style:text-properties fo:font-variant="normal" fo:text-transform="none" fo:color="#235a81" style:text-line-through-style="none" style:text-line-through-type="none" style:font-name="monospace" fo:font-size="15pt" fo:letter-spacing="normal" fo:font-style="normal" style:text-underline-style="none" fo:font-weight="normal" style:text-blinking="false" style:font-size-asian="15pt" style:font-size-complex="15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15" style:family="text">
      <style:text-properties fo:font-variant="normal" fo:text-transform="none" fo:color="#444444" fo:letter-spacing="normal"/>
    </style:style>
    <style:style style:name="T16" style:family="text">
      <style:text-properties fo:font-variant="normal" fo:text-transform="none" fo:color="#444444" style:font-name="monospace" fo:font-size="5pt" fo:letter-spacing="normal" fo:font-style="normal" fo:font-weight="normal"/>
    </style:style>
    <style:style style:name="T17" style:family="text">
      <style:text-properties fo:font-variant="normal" fo:text-transform="none" fo:color="#444444" style:font-name="monospace" fo:font-size="15pt" fo:letter-spacing="normal" fo:font-style="normal" fo:font-weight="normal" style:font-size-asian="15pt" style:font-size-complex="15pt"/>
    </style:style>
    <style:style style:name="T18" style:family="text">
      <style:text-properties fo:font-variant="normal" fo:text-transform="none" fo:color="#444444" style:font-name="monospace" fo:font-size="15pt" fo:letter-spacing="normal" fo:font-style="normal" style:text-underline-style="none" fo:font-weight="normal" style:font-size-asian="15pt" style:font-size-complex="15pt"/>
    </style:style>
    <style:style style:name="T19" style:family="text">
      <style:text-properties fo:font-variant="normal" fo:text-transform="none" fo:color="#444444" style:font-name="monospace" fo:font-size="15pt" fo:letter-spacing="normal" fo:font-style="normal" style:text-underline-style="none" fo:font-weight="normal" style:font-size-asian="15pt" style:font-size-complex="15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20" style:family="text">
      <style:text-properties fo:font-variant="normal" fo:text-transform="none" fo:color="#444444" style:font-name="monospace" fo:letter-spacing="normal" fo:font-style="normal" fo:font-weight="normal"/>
    </style:style>
    <style:style style:name="T21" style:family="text">
      <style:text-properties fo:font-variant="normal" fo:text-transform="none" fo:color="#444444" fo:font-size="15pt" fo:letter-spacing="normal" style:font-size-asian="15pt" style:font-size-complex="15pt"/>
    </style:style>
    <style:style style:name="T22" style:family="text">
      <style:text-properties fo:font-variant="normal" fo:text-transform="none" fo:color="#444444" style:text-line-through-style="none" style:text-line-through-type="none" style:font-name="monospace" fo:font-size="15pt" fo:letter-spacing="normal" fo:font-style="normal" style:text-underline-style="none" fo:font-weight="normal" style:text-blinking="false" style:font-size-asian="15pt" style:font-size-complex="15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23" style:family="text">
      <style:text-properties fo:font-variant="normal" fo:text-transform="none" fo:color="#999977" style:font-name="monospace" fo:font-size="15pt" fo:letter-spacing="normal" fo:font-style="normal" fo:font-weight="normal" style:font-size-asian="15pt" style:font-size-complex="15pt"/>
    </style:style>
    <style:style style:name="T24" style:family="text">
      <style:text-properties fo:font-variant="normal" fo:text-transform="none" fo:color="#999977" style:font-name="monospace" fo:font-size="15pt" fo:letter-spacing="normal" fo:font-style="normal" style:text-underline-style="none" fo:font-weight="normal" style:font-size-asian="15pt" style:font-size-complex="15pt"/>
    </style:style>
    <style:style style:name="T25" style:family="text">
      <style:text-properties fo:font-variant="normal" fo:text-transform="none" fo:color="#0055aa" style:font-name="monospace" fo:font-size="5pt" fo:letter-spacing="normal" fo:font-style="normal" fo:font-weight="normal"/>
    </style:style>
    <style:style style:name="T26" style:family="text">
      <style:text-properties fo:font-variant="normal" fo:text-transform="none" fo:color="#0055aa" style:font-name="monospace" fo:font-size="15pt" fo:letter-spacing="normal" fo:font-style="normal" fo:font-weight="normal" style:font-size-asian="15pt" style:font-size-complex="15pt"/>
    </style:style>
    <style:style style:name="T27" style:family="text">
      <style:text-properties fo:font-variant="normal" fo:text-transform="none" fo:color="#0055aa" style:font-name="monospace" fo:font-size="15pt" fo:letter-spacing="normal" fo:font-style="normal" fo:font-weight="normal" officeooo:rsid="00297591" style:font-size-asian="15pt" style:font-size-complex="15pt"/>
    </style:style>
    <style:style style:name="T28" style:family="text">
      <style:text-properties fo:font-variant="normal" fo:text-transform="none" fo:color="#0055aa" style:font-name="monospace" fo:font-size="15pt" fo:letter-spacing="normal" fo:font-style="normal" style:text-underline-style="none" fo:font-weight="normal" style:font-size-asian="15pt" style:font-size-complex="15pt"/>
    </style:style>
    <style:style style:name="T29" style:family="text">
      <style:text-properties fo:font-variant="normal" fo:text-transform="none" fo:color="#0055aa" style:font-name="monospace" fo:letter-spacing="normal" fo:font-style="normal" fo:font-weight="normal"/>
    </style:style>
    <style:style style:name="T30" style:family="text">
      <style:text-properties fo:font-variant="normal" fo:text-transform="none" fo:color="#aa1111" style:font-name="monospace" fo:font-size="15pt" fo:letter-spacing="normal" fo:font-style="normal" fo:font-weight="normal" style:font-size-asian="15pt" style:font-size-complex="15pt"/>
    </style:style>
    <style:style style:name="T31" style:family="text">
      <style:text-properties fo:font-variant="normal" fo:text-transform="none" fo:color="#aa1111" style:font-name="monospace" fo:font-size="15pt" fo:letter-spacing="normal" fo:font-style="normal" style:text-underline-style="none" fo:font-weight="normal" style:font-size-asian="15pt" style:font-size-complex="15pt"/>
    </style:style>
    <style:style style:name="T32" style:family="text">
      <style:text-properties fo:font-variant="normal" fo:text-transform="none" fo:color="#ff00ff" style:font-name="monospace" fo:font-size="5pt" fo:letter-spacing="normal" fo:font-style="normal" fo:font-weight="normal"/>
    </style:style>
    <style:style style:name="T33" style:family="text">
      <style:text-properties fo:font-variant="normal" fo:text-transform="none" fo:color="#ff00ff" style:font-name="monospace" fo:font-size="15pt" fo:letter-spacing="normal" fo:font-style="normal" fo:font-weight="normal" style:font-size-asian="15pt" style:font-size-complex="15pt"/>
    </style:style>
    <style:style style:name="T34" style:family="text">
      <style:text-properties fo:font-variant="normal" fo:text-transform="none" fo:color="#116644" style:font-name="monospace" fo:font-size="5pt" fo:letter-spacing="normal" fo:font-style="normal" fo:font-weight="normal"/>
    </style:style>
    <style:style style:name="T35" style:family="text">
      <style:text-properties fo:font-variant="normal" fo:text-transform="none" fo:color="#116644" style:font-name="monospace" fo:font-size="15pt" fo:letter-spacing="normal" fo:font-style="normal" fo:font-weight="normal" style:font-size-asian="15pt" style:font-size-complex="15pt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font-size="15pt" style:text-underline-style="none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FUNCTION <text:span text:style-name="T3">2</text:span></text:p>
      <text:p text:style-name="P1"/>
      <text:p text:style-name="P11"><text:span text:style-name="T4">1. <text:tab/></text:span><text:a xlink:type="simple" xlink:href="http://localhost:8888/phpMyAdmin/url.php?url=https://dev.mysql.com/doc/refman/5.5/en/select.html" office:target-frame-name="mysql_doc" xlink:show="replace" text:style-name="Internet_20_link" text:visited-style-name="Visited_20_Internet_20_Link"><text:span text:style-name="T12">SELECT</text:span></text:a><text:span text:style-name="T19"> </text:span><text:a xlink:type="simple" xlink:href="http://localhost:8888/phpMyAdmin/url.php?url=https://dev.mysql.com/doc/refman/5.5/en/group-by-functions.html#function_count" office:target-frame-name="mysql_doc" xlink:show="replace" text:style-name="Internet_20_link" text:visited-style-name="Visited_20_Internet_20_Link"><text:span text:style-name="T14">COUNT</text:span></text:a><text:span text:style-name="T24">(</text:span><text:span text:style-name="T28">`id`</text:span><text:span text:style-name="T24">)</text:span><text:span text:style-name="T18"> </text:span><text:span text:style-name="T10">AS</text:span><text:span text:style-name="T18"> </text:span><text:span text:style-name="T31">"ID"</text:span><text:span text:style-name="T18">, </text:span><text:a xlink:type="simple" xlink:href="http://localhost:8888/phpMyAdmin/url.php?url=https://dev.mysql.com/doc/refman/5.5/en/date-and-time-types.html" office:target-frame-name="mysql_doc" xlink:show="replace" text:style-name="Internet_20_link" text:visited-style-name="Visited_20_Internet_20_Link"><text:span text:style-name="T14">YEAR</text:span></text:a><text:span text:style-name="T24">(</text:span><text:span text:style-name="T28">`date_of_birth`</text:span><text:span text:style-name="T24">)</text:span><text:span text:style-name="T18"> <text:tab/></text:span><text:span text:style-name="T10">AS</text:span><text:span text:style-name="T18"> </text:span><text:span text:style-name="T31">"ANNO DI NASCITA"</text:span></text:p>
      <text:p text:style-name="P19"><text:span text:style-name="T11"><text:tab/>FROM</text:span><text:span text:style-name="T20"> </text:span><text:span text:style-name="T29">`ospiti`</text:span></text:p>
      <text:p text:style-name="P11"><text:span text:style-name="T10"><text:tab/>GROUP</text:span><text:span text:style-name="T18"> </text:span><text:span text:style-name="T10">BY</text:span><text:span text:style-name="T18"> </text:span><text:a xlink:type="simple" xlink:href="http://localhost:8888/phpMyAdmin/url.php?url=https://dev.mysql.com/doc/refman/5.5/en/date-and-time-types.html" office:target-frame-name="mysql_doc" xlink:show="replace" text:style-name="Internet_20_link" text:visited-style-name="Visited_20_Internet_20_Link"><text:span text:style-name="T14">YEAR</text:span></text:a><text:span text:style-name="T24">(</text:span><text:span text:style-name="T28">`date_of_birth`</text:span><text:span text:style-name="T24">)</text:span><text:span text:style-name="T37"> </text:span></text:p>
      <text:p text:style-name="P3"/>
      <text:p text:style-name="P12"><text:span text:style-name="T4">2.<text:tab/></text:span><text:a xlink:type="simple" xlink:href="http://localhost:8888/phpMyAdmin/url.php?url=https://dev.mysql.com/doc/refman/5.5/en/select.html" office:target-frame-name="mysql_doc" xlink:show="replace" text:style-name="Internet_20_link" text:visited-style-name="Visited_20_Internet_20_Link"><text:span text:style-name="T12">SELECT</text:span></text:a><text:span text:style-name="T19"> </text:span><text:a xlink:type="simple" xlink:href="http://localhost:8888/phpMyAdmin/url.php?url=https://dev.mysql.com/doc/refman/5.5/en/group-by-functions.html#function_sum" office:target-frame-name="mysql_doc" xlink:show="replace" text:style-name="Internet_20_link" text:visited-style-name="Visited_20_Internet_20_Link"><text:span text:style-name="T14">SUM</text:span></text:a><text:span text:style-name="T24">(</text:span><text:span text:style-name="T28">`price`</text:span><text:span text:style-name="T24">)</text:span><text:span text:style-name="T18"> </text:span><text:span text:style-name="T10">AS</text:span><text:span text:style-name="T18"> </text:span><text:span text:style-name="T31">"TOTALE"</text:span><text:span text:style-name="T18">, </text:span><text:span text:style-name="T28">`status`</text:span><text:span text:style-name="T18"> </text:span><text:span text:style-name="T10">AS</text:span><text:span text:style-name="T18"> <text:tab/></text:span><text:span text:style-name="T31">"STATO PAGAMENTO"</text:span></text:p>
      <text:p text:style-name="P17"><text:span text:style-name="T9"><text:tab/>FROM</text:span><text:span text:style-name="T17"> </text:span><text:span text:style-name="T26">`pagamenti`</text:span></text:p>
      <text:p text:style-name="P17"><text:span text:style-name="T9"><text:tab/>GROUP</text:span><text:span text:style-name="T17"> </text:span><text:span text:style-name="T9">BY</text:span><text:span text:style-name="T17"> </text:span><text:span text:style-name="T26">`status`</text:span><text:span text:style-name="T36"> </text:span></text:p>
      <text:p text:style-name="P2"/>
      <text:p text:style-name="P5">3.</text:p>
      <text:p text:style-name="P5"/>
      <text:p text:style-name="P5"/>
      <text:p text:style-name="P5"/>
      <text:p text:style-name="P4"/>
      <text:p text:style-name="P13"><text:span text:style-name="T5">4. <text:tab/></text:span><text:a xlink:type="simple" xlink:href="http://localhost:8888/phpMyAdmin/url.php?url=https://dev.mysql.com/doc/refman/5.5/en/select.html" office:target-frame-name="mysql_doc" xlink:show="replace" text:style-name="Internet_20_link" text:visited-style-name="Visited_20_Internet_20_Link"><text:span text:style-name="T12">SELECT</text:span></text:a><text:span text:style-name="T19"> </text:span><text:span text:style-name="T18">HOUR</text:span><text:span text:style-name="T24">(</text:span><text:span text:style-name="T28">`created_at`</text:span><text:span text:style-name="T24">)</text:span><text:span text:style-name="T18"> </text:span><text:span text:style-name="T10">AS</text:span><text:span text:style-name="T18"> </text:span><text:span text:style-name="T31">"ORA PRENOTAZIONE"</text:span><text:span text:style-name="T18">, <text:tab/></text:span><text:a xlink:type="simple" xlink:href="http://localhost:8888/phpMyAdmin/url.php?url=https://dev.mysql.com/doc/refman/5.5/en/group-by-functions.html#function_count" office:target-frame-name="mysql_doc" xlink:show="replace" text:style-name="Internet_20_link" text:visited-style-name="Visited_20_Internet_20_Link"><text:span text:style-name="T14">COUNT</text:span></text:a><text:span text:style-name="T24">(</text:span><text:span text:style-name="T28">`id`</text:span><text:span text:style-name="T24">)</text:span></text:p>
      <text:p text:style-name="P18"><text:span text:style-name="T23"><text:tab/></text:span><text:span text:style-name="T9">FROM</text:span><text:span text:style-name="T17"> </text:span><text:span text:style-name="T26">`prenotazioni`</text:span><text:span text:style-name="T17"> </text:span></text:p>
      <text:p text:style-name="P18"><text:span text:style-name="T17"><text:tab/></text:span><text:span text:style-name="T9">GROUP</text:span><text:span text:style-name="T17"> </text:span><text:span text:style-name="T9">BY</text:span><text:span text:style-name="T17"> HOUR</text:span><text:span text:style-name="T23">(</text:span><text:span text:style-name="T26">`created_at`</text:span><text:span text:style-name="T23">)</text:span></text:p>
      <text:p text:style-name="P6"/>
      <text:p text:style-name="P14"><text:span text:style-name="T6">5.<text:tab/></text:span><text:a xlink:type="simple" xlink:href="http://localhost:8888/phpMyAdmin/url.php?url=https://dev.mysql.com/doc/refman/5.5/en/select.html" office:target-frame-name="mysql_doc" xlink:show="replace" text:style-name="Internet_20_link" text:visited-style-name="Visited_20_Internet_20_Link"><text:span text:style-name="T14">SELECT</text:span></text:a><text:span text:style-name="T22"> <text:tab/></text:span><text:span text:style-name="T26">`prenotazioni_</text:span><text:span text:style-name="T27">has_ospite</text:span><text:span text:style-name="T26">`</text:span><text:span text:style-name="T17">.</text:span><text:span text:style-name="T26">`prenotazione_id`</text:span><text:span text:style-name="T17">,</text:span></text:p>
      <text:p text:style-name="P14"><text:span text:style-name="T26"><text:tab/>`ospiti`</text:span><text:span text:style-name="T17">.</text:span><text:span text:style-name="T26">`name`</text:span><text:span text:style-name="T17">, </text:span><text:span text:style-name="T26">`ospiti`</text:span><text:span text:style-name="T17">.</text:span><text:span text:style-name="T26">`lastname`</text:span></text:p>
      <text:p text:style-name="P14"><text:span text:style-name="T9"><text:tab/>FROM</text:span><text:span text:style-name="T17"> </text:span><text:span text:style-name="T26">`prenotazioni_</text:span><text:span text:style-name="T27">has_ospite</text:span><text:span text:style-name="T26">`</text:span></text:p>
      <text:p text:style-name="P14"><text:span text:style-name="T9"><text:tab/>INNER</text:span><text:span text:style-name="T17"> </text:span><text:span text:style-name="T9">JOIN</text:span><text:span text:style-name="T17"> </text:span><text:span text:style-name="T26">`ospiti`</text:span></text:p>
      <text:p text:style-name="P14"><text:span text:style-name="T9"><text:tab/>ON</text:span><text:span text:style-name="T17"> </text:span><text:span text:style-name="T26">`ospiti`</text:span><text:span text:style-name="T17">.</text:span><text:span text:style-name="T26">`id`</text:span><text:span text:style-name="T17"> </text:span><text:span text:style-name="T33">=</text:span><text:span text:style-name="T17"> <text:tab/></text:span><text:span text:style-name="T26">`prenotazioni_</text:span><text:span text:style-name="T27">has_ospite</text:span><text:span text:style-name="T26">`</text:span><text:span text:style-name="T17">.</text:span><text:span text:style-name="T26">`ospite_id`</text:span><text:span text:style-name="T36"> </text:span></text:p>
      <text:p text:style-name="P7"/>
      <text:p text:style-name="P9">6.<text:tab/>SELECT `paganti`.`name`, `paganti`.`lastname`, `pagamenti`.`price`, <text:tab/>`prenotazioni`.`created_at`</text:p>
      <text:p text:style-name="P9"><text:tab/>FROM `prenotazioni`</text:p>
      <text:p text:style-name="P9"><text:tab/>INNER JOIN `pagamenti`</text:p>
      <text:p text:style-name="P9"><text:tab/>ON `pagamenti`.`prenotazione_id` = `prenotazioni`.`id`</text:p>
      <text:p text:style-name="P9"><text:tab/>INNER JOIN `paganti`</text:p>
      <text:p text:style-name="P9"><text:tab/>ON `paganti`.`id` = `pagamenti`.`pagante_id`</text:p>
      <text:p text:style-name="P9"><text:tab/>WHERE DATE_FORMAT(`prenotazioni`.`created_at`, "%M %Y") <text:tab/>= "May 2018"</text:p>
      <text:p text:style-name="P8"><text:soft-page-break/></text:p>
      <text:p text:style-name="P15"><text:span text:style-name="T7">7.<text:tab/></text:span><text:a xlink:type="simple" xlink:href="http://localhost:8888/phpMyAdmin/url.php?url=https://dev.mysql.com/doc/refman/5.5/en/select.html" office:target-frame-name="mysql_doc" xlink:show="replace" text:style-name="Internet_20_link" text:visited-style-name="Visited_20_Internet_20_Link"><text:span text:style-name="T14">SELECT</text:span></text:a><text:span text:style-name="T22"> </text:span><text:a xlink:type="simple" xlink:href="http://localhost:8888/phpMyAdmin/url.php?url=https://dev.mysql.com/doc/refman/5.5/en/group-by-functions.html#function_sum" office:target-frame-name="mysql_doc" xlink:show="replace" text:style-name="Internet_20_link" text:visited-style-name="Visited_20_Internet_20_Link"><text:span text:style-name="T14">SUM</text:span></text:a><text:span text:style-name="T23">(</text:span><text:span text:style-name="T26">`pagamenti`</text:span><text:span text:style-name="T17">.</text:span><text:span text:style-name="T26">`price`</text:span><text:span text:style-name="T23">)</text:span><text:span text:style-name="T17"> </text:span><text:span text:style-name="T9">AS</text:span><text:span text:style-name="T17"> </text:span><text:span text:style-name="T30">"SOMMA"</text:span></text:p>
      <text:p text:style-name="P15"><text:span text:style-name="T17"><text:tab/></text:span><text:span text:style-name="T9">FROM</text:span><text:span text:style-name="T17"> </text:span><text:span text:style-name="T26">`stanze`</text:span></text:p>
      <text:p text:style-name="P15"><text:span text:style-name="T17"><text:tab/></text:span><text:span text:style-name="T9">INNER</text:span><text:span text:style-name="T17"> </text:span><text:span text:style-name="T9">JOIN</text:span><text:span text:style-name="T17"> </text:span><text:span text:style-name="T26">`prenotazioni`</text:span></text:p>
      <text:p text:style-name="P15"><text:span text:style-name="T17"><text:tab/></text:span><text:span text:style-name="T9">ON</text:span><text:span text:style-name="T17"> </text:span><text:span text:style-name="T26">`prenotazioni`</text:span><text:span text:style-name="T17">.</text:span><text:span text:style-name="T26">`stanza_id`</text:span><text:span text:style-name="T17"> </text:span><text:span text:style-name="T33">=</text:span><text:span text:style-name="T17"> </text:span><text:span text:style-name="T26">`stanze`</text:span><text:span text:style-name="T17">.</text:span><text:span text:style-name="T26">`id`</text:span></text:p>
      <text:p text:style-name="P15"><text:span text:style-name="T17"><text:tab/></text:span><text:span text:style-name="T9">INNER</text:span><text:span text:style-name="T17"> </text:span><text:span text:style-name="T9">JOIN</text:span><text:span text:style-name="T17"> </text:span><text:span text:style-name="T26">`pagamenti`</text:span></text:p>
      <text:p text:style-name="P15"><text:span text:style-name="T17"><text:tab/></text:span><text:span text:style-name="T9">ON</text:span><text:span text:style-name="T17"> </text:span><text:span text:style-name="T26">`pagamenti`</text:span><text:span text:style-name="T17">.</text:span><text:span text:style-name="T26">`prenotazione_id`</text:span><text:span text:style-name="T17"> </text:span><text:span text:style-name="T33">=</text:span><text:span text:style-name="T17"> </text:span><text:span text:style-name="T26">`prenotazioni<text:tab/>`</text:span><text:span text:style-name="T17">.</text:span><text:span text:style-name="T26">`id`</text:span></text:p>
      <text:p text:style-name="P15"><text:span text:style-name="T17"><text:tab/></text:span><text:span text:style-name="T9">WHERE</text:span><text:span text:style-name="T17"> </text:span><text:span text:style-name="T26">`floor`</text:span><text:span text:style-name="T17"> </text:span><text:span text:style-name="T33">=</text:span><text:span text:style-name="T17"> </text:span><text:span text:style-name="T35">1</text:span><text:span text:style-name="T36"> </text:span></text:p>
      <text:p text:style-name="P8"/>
      <text:p text:style-name="P16"><text:span text:style-name="T7">8.<text:tab/></text:span><text:a xlink:type="simple" xlink:href="http://localhost:8888/phpMyAdmin/url.php?url=https://dev.mysql.com/doc/refman/5.5/en/select.html" office:target-frame-name="mysql_doc" xlink:show="replace" text:style-name="Internet_20_link" text:visited-style-name="Visited_20_Internet_20_Link"><text:span text:style-name="T14">SELECT</text:span></text:a><text:span text:style-name="T22"> </text:span><text:span text:style-name="T26">`paganti`</text:span><text:span text:style-name="T17">.</text:span><text:span text:style-name="T26">`name`</text:span><text:span text:style-name="T17">, </text:span><text:span text:style-name="T26">`paganti`</text:span><text:span text:style-name="T17">.</text:span><text:span text:style-name="T26">`lastname`</text:span><text:span text:style-name="T17">, <text:tab/></text:span><text:span text:style-name="T26">`pag<text:tab/>anti`</text:span><text:span text:style-name="T17">.</text:span><text:span text:style-name="T26">`address`</text:span><text:span text:style-name="T17">,</text:span><text:span text:style-name="T21"> </text:span><text:span text:style-name="T26">`pagamenti`</text:span><text:span text:style-name="T17">.</text:span><text:span text:style-name="T26">`price`</text:span><text:span text:style-name="T17">, <text:tab/></text:span><text:span text:style-name="T26">`pagamenti<text:tab/>`</text:span><text:span text:style-name="T17">.</text:span><text:span text:style-name="T26">`status`</text:span></text:p>
      <text:p text:style-name="P16"><text:span text:style-name="T9"><text:tab/>FROM</text:span><text:span text:style-name="T17"> </text:span><text:span text:style-name="T26">`prenotazioni`</text:span></text:p>
      <text:p text:style-name="P16"><text:span text:style-name="T9"><text:tab/>INNER</text:span><text:span text:style-name="T17"> </text:span><text:span text:style-name="T9">JOIN</text:span><text:span text:style-name="T17"> </text:span><text:span text:style-name="T26">`pagamenti`</text:span></text:p>
      <text:p text:style-name="P16"><text:span text:style-name="T9"><text:tab/>ON</text:span><text:span text:style-name="T17"> </text:span><text:span text:style-name="T26">`pagamenti`</text:span><text:span text:style-name="T17">.</text:span><text:span text:style-name="T26">`prenotazione_id`</text:span><text:span text:style-name="T17"> </text:span><text:span text:style-name="T33">=</text:span><text:span text:style-name="T17"> </text:span><text:span text:style-name="T26">`prenotazioni<text:tab/>`</text:span><text:span text:style-name="T17">.</text:span><text:span text:style-name="T26">`id`</text:span></text:p>
      <text:p text:style-name="P16"><text:span text:style-name="T9"><text:tab/>INNER</text:span><text:span text:style-name="T17"> </text:span><text:span text:style-name="T9">JOIN</text:span><text:span text:style-name="T17"> </text:span><text:span text:style-name="T26">`paganti`</text:span></text:p>
      <text:p text:style-name="P16"><text:span text:style-name="T9"><text:tab/>ON</text:span><text:span text:style-name="T17"> </text:span><text:span text:style-name="T26">`paganti`</text:span><text:span text:style-name="T17">.</text:span><text:span text:style-name="T26">`id`</text:span><text:span text:style-name="T17"> </text:span><text:span text:style-name="T33">=</text:span><text:span text:style-name="T17"> </text:span><text:span text:style-name="T26">`pagamenti`</text:span><text:span text:style-name="T17">.</text:span><text:span text:style-name="T26">`pagante_id`</text:span></text:p>
      <text:p text:style-name="P16"><text:span text:style-name="T9"><text:tab/>WHERE</text:span><text:span text:style-name="T17"> </text:span><text:span text:style-name="T26">`prenotazioni`</text:span><text:span text:style-name="T17">.</text:span><text:span text:style-name="T26">`id`</text:span><text:span text:style-name="T17"> </text:span><text:span text:style-name="T33">=</text:span><text:span text:style-name="T17"> </text:span><text:span text:style-name="T35">7</text:span><text:span text:style-name="T3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5S</meta:editing-duration>
    <meta:editing-cycles>8</meta:editing-cycles>
    <meta:generator>LibreOffice/5.4.1.2$Windows_x86 LibreOffice_project/ea7cb86e6eeb2bf3a5af73a8f7777ac570321527</meta:generator>
    <dc:date>2021-03-08T18:21:39.743000000</dc:date>
    <meta:document-statistic meta:table-count="0" meta:image-count="0" meta:object-count="0" meta:page-count="2" meta:paragraph-count="37" meta:word-count="144" meta:character-count="1429" meta:non-whitespace-character-count="1277"/>
    <meta:user-defined meta:name="Info 1"/>
    <meta:user-defined meta:name="Info 2"/>
    <meta:user-defined meta:name="Info 3"/>
    <meta:user-defined meta:name="Info 4"/>
  </office:meta>
</office:document-meta>
</file>